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1f8121" officeooo:paragraph-rsid="001f8121" fo:background-color="transparent" style:font-size-asian="13.1000003814697pt" style:font-weight-asian="normal" style:font-size-complex="15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5" style:family="paragraph" style:parent-style-name="Preformatted_20_Text">
      <style:text-properties style:use-window-font-color="true" loext:opacity="0%" style:font-name="JetBrains Mono" fo:font-size="13.5pt" officeooo:paragraph-rsid="001f8121" fo:background-color="transparent"/>
    </style:style>
    <style:style style:name="P6" style:family="paragraph" style:parent-style-name="Preformatted_20_Text"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7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JetBrains Mono" fo:font-size="13.5pt" fo:font-weight="bold" officeooo:rsid="00201fea" officeooo:paragraph-rsid="00201fea" fo:background-color="transparent" style:font-weight-asian="bold" style:font-weight-complex="bold"/>
    </style:style>
    <style:style style:name="P9" style:family="paragraph" style:parent-style-name="Preformatted_20_Text">
      <style:text-properties style:use-window-font-color="true" loext:opacity="0%" fo:background-color="transparent"/>
    </style:style>
    <style:style style:name="P10" style:family="paragraph" style:parent-style-name="Preformatted_20_Text">
      <style:text-properties style:use-window-font-color="true" loext:opacity="0%" officeooo:paragraph-rsid="001f8121" fo:background-color="transparent"/>
    </style:style>
    <style:style style:name="P11" style:family="paragraph" style:parent-style-name="Text_20_body">
      <style:text-properties style:use-window-font-color="true" loext:opacity="0%" officeooo:rsid="00201fea" officeooo:paragraph-rsid="00201fea" fo:background-color="transparen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daed0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f8121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style:font-size-asian="13.1000003814697pt" style:font-weight-asian="normal" style:font-size-complex="15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5pt" officeooo:paragraph-rsid="00201fea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5pt" fo:font-weight="bold" officeooo:rsid="00201fea" officeooo:paragraph-rsid="00201fea" fo:background-color="transparent" style:font-weight-asian="bold" style:font-weight-complex="bold"/>
    </style:style>
    <style:style style:name="P20" style:family="paragraph" style:parent-style-name="Text_20_body">
      <style:text-properties style:use-window-font-color="true" loext:opacity="0%" fo:font-weight="bold" officeooo:rsid="00201fea" officeooo:paragraph-rsid="00201fea" fo:background-color="transparent" style:font-weight-asian="bold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393a34" loext:opacity="100%" style:font-name="Monaco" fo:font-size="6.30000019073486pt" fo:letter-spacing="normal" fo:font-style="normal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22" style:family="paragraph" style:parent-style-name="Preformatted_20_Text">
      <style:paragraph-properties fo:margin-left="0cm" fo:margin-right="0.171cm" fo:margin-top="0cm" fo:margin-bottom="0cm" style:contextual-spacing="false" style:line-height-at-least="0.409cm" fo:text-align="start" style:justify-single-word="false" fo:orphans="2" fo:widows="2" fo:text-indent="0cm" style:auto-text-indent="false" fo:padding="0cm" fo:border="none"/>
      <style:text-properties fo:font-variant="normal" fo:text-transform="none" fo:color="#393a34" loext:opacity="100%" fo:letter-spacing="normal"/>
    </style:style>
    <style:style style:name="P23" style:family="paragraph" style:parent-style-name="Standard">
      <style:paragraph-properties fo:text-align="start" style:justify-single-word="false"/>
      <style:text-properties fo:color="#069a2e" loext:opacity="100%" fo:font-size="15pt" style:text-underline-style="solid" style:text-underline-type="double" style:text-underline-width="auto" style:text-underline-color="font-color" fo:font-weight="bold" officeooo:rsid="001daed0" officeooo:paragraph-rsid="001daed0" style:font-size-asian="13.1000003814697pt" style:font-weight-asian="bold" style:font-size-complex="15pt" style:font-weight-complex="bold"/>
    </style:style>
    <style:style style:name="P24" style:family="paragraph" style:parent-style-name="Preformatted_20_Text">
      <style:text-properties fo:color="#069a2e" loext:opacity="100%" style:font-name="JetBrains Mono" fo:font-size="13.5pt" style:text-underline-style="solid" style:text-underline-width="bold" style:text-underline-color="font-color" fo:font-weight="bold" officeooo:rsid="00201fea" officeooo:paragraph-rsid="00201fea" fo:background-color="transparent" style:font-weight-asian="bold" style:font-weight-complex="bold"/>
    </style:style>
    <style:style style:name="P25" style:family="paragraph" style:parent-style-name="Text_20_body">
      <style:text-properties officeooo:rsid="00201fea" officeooo:paragraph-rsid="00201fea"/>
    </style:style>
    <style:style style:name="P26" style:family="paragraph" style:parent-style-name="Preformatted_20_Text">
      <style:paragraph-properties fo:text-align="start" style:justify-single-word="false"/>
      <style:text-properties fo:color="#c9211e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27" style:family="paragraph" style:parent-style-name="Preformatted_20_Text">
      <style:text-properties fo:color="#c9211e" loext:opacity="100%" style:font-name="JetBrains Mono" fo:font-size="13.5pt" fo:background-color="transparent"/>
    </style:style>
    <style:style style:name="P28" style:family="paragraph" style:parent-style-name="Preformatted_20_Text">
      <style:paragraph-properties fo:margin-top="0cm" fo:margin-bottom="0.499cm" style:contextual-spacing="false"/>
      <style:text-properties fo:color="#c9211e" loext:opacity="100%" style:font-name="JetBrains Mono" fo:font-size="13.5pt" fo:background-color="transparent"/>
    </style:style>
    <style:style style:name="P29" style:family="paragraph" style:parent-style-name="Preformatted_20_Text">
      <style:text-properties fo:color="#c9211e" loext:opacity="100%" fo:background-color="transparent"/>
    </style:style>
    <style:style style:name="P30" style:family="paragraph" style:parent-style-name="Standard">
      <style:paragraph-properties fo:text-align="start" style:justify-single-word="false"/>
      <style:text-properties fo:color="#c9211e" loext:opacity="10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d4d4d4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2" style:family="paragraph" style:parent-style-name="Preformatted_20_Text">
      <style:text-properties fo:color="#d4d4d4" loext:opacity="100%" style:font-name="JetBrains Mono" fo:font-size="13.5pt" fo:background-color="transparent"/>
    </style:style>
    <style:style style:name="P33" style:family="paragraph" style:parent-style-name="Preformatted_20_Text">
      <style:paragraph-properties fo:margin-top="0cm" fo:margin-bottom="0.499cm" style:contextual-spacing="false"/>
      <style:text-properties fo:color="#d4d4d4" loext:opacity="100%" style:font-name="JetBrains Mono" fo:font-size="13.5pt" fo:background-color="transparent"/>
    </style:style>
    <style:style style:name="P34" style:family="paragraph" style:parent-style-name="Standard">
      <style:paragraph-properties fo:text-align="start" style:justify-single-word="false"/>
      <style:text-properties officeooo:paragraph-rsid="00201fea"/>
    </style:style>
    <style:style style:name="P35" style:family="paragraph" style:parent-style-name="Frame_20_contents">
      <style:text-properties officeooo:paragraph-rsid="00201fea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fo:color="#069a2e" loext:opacity="100%" style:text-underline-style="solid" style:text-underline-width="bold" style:text-underline-color="font-color"/>
    </style:style>
    <style:style style:name="P40" style:family="paragraph" style:parent-style-name="Heading_20_1">
      <style:text-properties fo:color="#069a2e" loext:opacity="100%" style:text-line-through-style="none" style:text-line-through-type="none" fo:font-size="18pt" style:text-underline-style="solid" style:text-underline-width="bold" style:text-underline-color="font-color" style:font-size-asian="18pt" style:font-size-complex="18pt"/>
    </style:style>
    <style:style style:name="P41" style:family="paragraph" style:parent-style-name="Heading_20_1">
      <style:text-properties style:text-underline-style="solid" style:text-underline-width="bold" style:text-underline-color="font-color"/>
    </style:style>
    <style:style style:name="P42" style:family="paragraph" style:parent-style-name="Heading_20_1">
      <style:text-properties style:text-underline-style="solid" style:text-underline-width="bold" style:text-underline-color="font-color" officeooo:paragraph-rsid="00239e13"/>
    </style:style>
    <style:style style:name="P43" style:family="paragraph" style:parent-style-name="Heading_20_1">
      <style:text-properties officeooo:rsid="00239e13" officeooo:paragraph-rsid="00239e13"/>
    </style:style>
    <style:style style:name="P44" style:family="paragraph" style:parent-style-name="Heading_20_2">
      <style:text-properties fo:color="#c9211e" loext:opacity="100%" style:text-underline-style="none"/>
    </style:style>
    <style:style style:name="P45" style:family="paragraph" style:parent-style-name="Heading_20_2">
      <style:text-properties fo:color="#c9211e" loext:opacity="100%"/>
    </style:style>
    <style:style style:name="P46" style:family="paragraph" style:parent-style-name="Heading_20_2">
      <style:text-properties fo:color="#c9211e" loext:opacity="100%" style:text-line-through-style="none" style:text-line-through-type="none" style:text-underline-style="none"/>
    </style:style>
    <style:style style:name="P47" style:family="paragraph" style:parent-style-name="Heading_20_2">
      <style:text-properties fo:color="#069a2e" loext:opacity="100%"/>
    </style:style>
    <style:style style:name="P48" style:family="paragraph" style:parent-style-name="Heading_20_2">
      <style:text-properties fo:color="#069a2e" loext:opacity="100%" style:text-underline-style="none"/>
    </style:style>
    <style:style style:name="P49" style:family="paragraph" style:parent-style-name="Preformatted_20_Text">
      <style:text-properties style:use-window-font-color="true" loext:opacity="0%" style:font-name="JetBrains Mono" fo:font-size="13.5pt" style:text-underline-style="none" officeooo:rsid="00239e13" officeooo:paragraph-rsid="00239e13" fo:background-color="transparent"/>
    </style:style>
    <style:style style:name="P50" style:family="paragraph" style:parent-style-name="Preformatted_20_Text">
      <style:text-properties style:use-window-font-color="true" loext:opacity="0%" style:font-name="JetBrains Mono" fo:font-size="13.5pt" style:text-underline-style="none" officeooo:paragraph-rsid="0021e853" fo:background-color="transparent"/>
    </style:style>
    <style:style style:name="P51" style:family="paragraph" style:parent-style-name="Preformatted_20_Text">
      <style:text-properties style:use-window-font-color="true" loext:opacity="0%" style:font-name="JetBrains Mono" fo:font-size="13.5pt" style:text-underline-style="none" fo:font-weight="bold" officeooo:rsid="00239e13" officeooo:paragraph-rsid="00239e13" fo:background-color="transparent" style:font-weight-asian="bold" style:font-weight-complex="bold"/>
    </style:style>
    <style:style style:name="P52" style:family="paragraph" style:parent-style-name="Preformatted_20_Text">
      <style:text-properties style:use-window-font-color="true" loext:opacity="0%" style:font-name="JetBrains Mono" fo:font-size="13.5pt" style:text-underline-style="none" fo:font-weight="normal" officeooo:rsid="00239e13" officeooo:paragraph-rsid="00239e13" fo:background-color="transparent" style:font-weight-asian="normal" style:font-weight-complex="normal"/>
    </style:style>
    <style:style style:name="P53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54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55" style:family="paragraph" style:parent-style-name="Preformatted_20_Text">
      <style:text-properties style:use-window-font-color="true" loext:opacity="0%" style:font-name="JetBrains Mono" fo:font-size="13.5pt" officeooo:paragraph-rsid="00239e13" fo:background-color="transparent"/>
    </style:style>
    <style:style style:name="P56" style:family="paragraph" style:parent-style-name="Preformatted_20_Text">
      <style:text-properties style:use-window-font-color="true" loext:opacity="0%" style:font-name="JetBrains Mono" fo:font-size="13.5pt" officeooo:rsid="00239e13" officeooo:paragraph-rsid="00239e13" fo:background-color="transparent"/>
    </style:style>
    <style:style style:name="P57" style:family="paragraph" style:parent-style-name="Preformatted_20_Text">
      <style:text-properties style:use-window-font-color="true" loext:opacity="0%" style:font-name="JetBrains Mono" fo:font-size="13.5pt" officeooo:rsid="00248911" officeooo:paragraph-rsid="00248911" fo:background-color="transparent"/>
    </style:style>
    <style:style style:name="P58" style:family="paragraph" style:parent-style-name="Preformatted_20_Text">
      <style:text-properties style:use-window-font-color="true" loext:opacity="0%" fo:background-color="transparent"/>
    </style:style>
    <style:style style:name="P59" style:family="paragraph" style:parent-style-name="Preformatted_20_Text">
      <style:paragraph-properties fo:margin-top="0cm" fo:margin-bottom="0.499cm" style:contextual-spacing="false"/>
      <style:text-properties style:use-window-font-color="true" loext:opacity="0%" fo:background-color="transparent"/>
    </style:style>
    <style:style style:name="P60" style:family="paragraph" style:parent-style-name="Preformatted_20_Text">
      <style:text-properties style:use-window-font-color="true" loext:opacity="0%" style:text-underline-style="none" fo:font-weight="normal" officeooo:rsid="00239e13" officeooo:paragraph-rsid="00239e13" fo:background-color="transparent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1daed0" officeooo:paragraph-rsid="001daed0" style:font-size-asian="20pt" style:font-weight-asian="bold" style:font-size-complex="20pt" style:font-weight-complex="bold"/>
    </style:style>
    <style:style style:name="P62" style:family="paragraph" style:parent-style-name="Text_20_body">
      <style:text-properties style:text-underline-style="none" officeooo:rsid="00239e13" officeooo:paragraph-rsid="00239e13"/>
    </style:style>
    <style:style style:name="P63" style:family="paragraph" style:parent-style-name="Text_20_body">
      <style:text-properties style:text-underline-style="none" fo:font-weight="bold" officeooo:rsid="00239e13" officeooo:paragraph-rsid="00239e13" style:font-weight-asian="bold" style:font-weight-complex="bold"/>
    </style:style>
    <style:style style:name="P64" style:family="paragraph" style:parent-style-name="Text_20_body">
      <style:text-properties officeooo:rsid="00239e13" officeooo:paragraph-rsid="00239e13"/>
    </style:style>
    <style:style style:name="P65" style:family="paragraph" style:parent-style-name="Text_20_body">
      <style:text-properties fo:font-size="15pt" style:text-underline-style="none" fo:font-weight="bold" officeooo:rsid="00239e13" officeooo:paragraph-rsid="00239e13" style:font-size-asian="15pt" style:font-weight-asian="bold" style:font-size-complex="15pt" style:font-weight-complex="bold"/>
    </style:style>
    <style:style style:name="P66" style:family="paragraph" style:parent-style-name="Text_20_body">
      <style:text-properties style:use-window-font-color="true" loext:opacity="0%" style:text-underline-style="none" fo:font-weight="bold" officeooo:rsid="00239e13" officeooo:paragraph-rsid="00239e13" fo:background-color="transparent" style:font-weight-asian="bold" style:font-weight-complex="bold"/>
    </style:style>
    <style:style style:name="P67" style:family="paragraph" style:parent-style-name="Text_20_body">
      <style:text-properties style:use-window-font-color="true" loext:opacity="0%" style:text-underline-style="none" fo:font-weight="normal" officeooo:rsid="00239e13" officeooo:paragraph-rsid="00239e13" fo:background-color="transparent" style:font-weight-asian="normal" style:font-weight-complex="normal"/>
    </style:style>
    <style:style style:name="P68" style:family="paragraph" style:parent-style-name="Text_20_body">
      <style:text-properties style:use-window-font-color="true" loext:opacity="0%" officeooo:rsid="00239e13" officeooo:paragraph-rsid="00239e13" fo:background-color="transparent"/>
    </style:style>
    <style:style style:name="P69" style:family="paragraph" style:parent-style-name="Text_20_body">
      <style:text-properties style:use-window-font-color="true" loext:opacity="0%" officeooo:paragraph-rsid="00239e13" fo:background-color="transparent"/>
    </style:style>
    <style:style style:name="P70" style:family="paragraph">
      <loext:graphic-properties draw:fill-color="#eeeeee"/>
    </style:style>
    <style:style style:name="T1" style:family="text">
      <style:text-properties officeooo:rsid="001f8121"/>
    </style:style>
    <style:style style:name="T2" style:family="text">
      <style:text-properties style:font-name="JetBrains Mono" fo:font-size="13.5pt"/>
    </style:style>
    <style:style style:name="T3" style:family="text">
      <style:text-properties style:font-name="JetBrains Mono" fo:font-size="13.5pt" fo:background-color="transparent" loext:char-shading-value="0"/>
    </style:style>
    <style:style style:name="T4" style:family="text">
      <style:text-properties style:font-name="JetBrains Mono" fo:font-size="13.5pt"/>
    </style:style>
    <style:style style:name="T5" style:family="text">
      <style:text-properties fo:color="#888888" loext:opacity="100%"/>
    </style:style>
    <style:style style:name="T6" style:family="text">
      <style:text-properties fo:color="#888888" loext:opacity="100%" style:font-name="Monaco" fo:font-size="6.30000019073486pt" fo:font-style="normal" fo:font-weight="normal"/>
    </style:style>
    <style:style style:name="T7" style:family="text">
      <style:text-properties fo:color="#e3116c" loext:opacity="100%"/>
    </style:style>
    <style:style style:name="T8" style:family="text">
      <style:text-properties fo:color="#e3116c" loext:opacity="100%" style:font-name="Monaco" fo:font-size="6.30000019073486pt" fo:font-style="normal" fo:font-weight="normal"/>
    </style:style>
    <style:style style:name="T9" style:family="text">
      <style:text-properties style:font-name="Monaco" fo:font-size="6.30000019073486pt" fo:font-style="normal" fo:font-weight="normal"/>
    </style:style>
    <style:style style:name="T10" style:family="text">
      <style:text-properties officeooo:rsid="00201fea"/>
    </style:style>
    <style:style style:name="T11" style:family="text">
      <style:text-properties fo:color="#499cd5" loext:opacity="100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d9069" loext:opacity="100%"/>
    </style:style>
    <style:style style:name="T14" style:family="text">
      <style:text-properties style:text-underline-style="none" fo:font-weight="normal" officeooo:rsid="00201fea" style:font-size-asian="13.1000003814697pt" style:font-weight-asian="normal" style:font-size-complex="15pt" style:font-weight-complex="normal"/>
    </style:style>
    <style:style style:name="T15" style:family="text">
      <style:text-properties style:text-underline-style="none" fo:font-weight="normal" officeooo:rsid="00201fea" fo:background-color="transparent" loext:char-shading-value="0" style:font-size-asian="13.1000003814697pt" style:font-weight-asian="normal" style:font-size-complex="15pt" style:font-weight-complex="normal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239e13" style:font-weight-asian="normal" style:font-weight-complex="normal"/>
    </style:style>
    <style:style style:name="T18" style:family="text">
      <style:text-properties style:text-underline-style="none" fo:font-weight="normal" officeooo:rsid="00239e13" style:font-weight-asian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239e13" style:font-weight-asian="bold" style:font-weight-complex="bold"/>
    </style:style>
    <style:style style:name="T22" style:family="text">
      <style:text-properties officeooo:rsid="0021e853"/>
    </style:style>
    <style:style style:name="T23" style:family="text">
      <style:text-properties fo:color="#069a2e" loext:opacity="100%"/>
    </style:style>
    <style:style style:name="T24" style:family="text">
      <style:text-properties officeooo:rsid="00239e13"/>
    </style:style>
    <style:style style:name="T25" style:family="text">
      <style:text-properties fo:color="#39c8b0" loext:opacity="100%"/>
    </style:style>
    <style:style style:name="T26" style:family="text">
      <style:text-properties fo:color="#dcdcaa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eeeeee" draw:textarea-horizontal-align="justify" draw:textarea-vertical-align="middle" draw:auto-grow-height="false" fo:min-height="1.185cm" fo:min-width="2.6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eeeeee" draw:textarea-horizontal-align="justify" draw:textarea-vertical-align="middle" draw:auto-grow-height="false" fo:min-height="1.129cm" fo:min-width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Spring For Gold</text:p>
      <text:p text:style-name="P6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288_3080500654" text:style-name="Index_20_Link" text:visited-style-name="Index_20_Link">Dependency Injection<text:tab/>1</text:a></text:p>
          <text:p text:style-name="P36"><text:a xlink:type="simple" xlink:href="#__RefHeading___Toc290_3080500654" text:style-name="Index_20_Link" text:visited-style-name="Index_20_Link">Spring Boot Intialiser<text:tab/>2</text:a></text:p>
          <text:p text:style-name="P36"><text:a xlink:type="simple" xlink:href="#__RefHeading___Toc292_3080500654" text:style-name="Index_20_Link" text:visited-style-name="Index_20_Link">Spring Boot API<text:tab/>2</text:a></text:p>
          <text:p text:style-name="P36"><text:a xlink:type="simple" xlink:href="#__RefHeading___Toc294_3080500654" text:style-name="Index_20_Link" text:visited-style-name="Index_20_Link">Spring Boot DevTools<text:tab/>2</text:a></text:p>
          <text:p text:style-name="P36"><text:a xlink:type="simple" xlink:href="#__RefHeading___Toc296_3080500654" text:style-name="Index_20_Link" text:visited-style-name="Index_20_Link">Spring Boot Database Connection(H2 MEMORY)<text:tab/>3</text:a></text:p>
          <text:p text:style-name="P36"><text:a xlink:type="simple" xlink:href="#__RefHeading___Toc298_3080500654" text:style-name="Index_20_Link" text:visited-style-name="Index_20_Link">Spring Boot Components<text:tab/>3</text:a></text:p>
          <text:p text:style-name="P37"><text:a xlink:type="simple" xlink:href="#__RefHeading___Toc300_3080500654" text:style-name="Index_20_Link" text:visited-style-name="Index_20_Link">Entity<text:tab/>4</text:a></text:p>
          <text:p text:style-name="P37"><text:a xlink:type="simple" xlink:href="#__RefHeading___Toc302_3080500654" text:style-name="Index_20_Link" text:visited-style-name="Index_20_Link">Service<text:tab/>5</text:a></text:p>
          <text:p text:style-name="P37"><text:a xlink:type="simple" xlink:href="#__RefHeading___Toc304_3080500654" text:style-name="Index_20_Link" text:visited-style-name="Index_20_Link">Repository<text:tab/>6</text:a></text:p>
          <text:p text:style-name="P36"><text:a xlink:type="simple" xlink:href="#__RefHeading___Toc1480_1157798685" text:style-name="Index_20_Link" text:visited-style-name="Index_20_Link">CRUD Operation<text:tab/>6</text:a></text:p>
          <text:p text:style-name="P37"><text:a xlink:type="simple" xlink:href="#__RefHeading___Toc298_3080500654%20Copy%201" text:style-name="Index_20_Link" text:visited-style-name="Index_20_Link">Spring Boot Save Data<text:tab/>6</text:a></text:p>
          <text:p text:style-name="P38"><text:a xlink:type="simple" xlink:href="#__RefHeading___Toc504_3080500654" text:style-name="Index_20_Link" text:visited-style-name="Index_20_Link">FrontEnd<text:tab/>6</text:a></text:p>
          <text:p text:style-name="P38"><text:a xlink:type="simple" xlink:href="#__RefHeading___Toc506_3080500654" text:style-name="Index_20_Link" text:visited-style-name="Index_20_Link">Entity<text:tab/>7</text:a></text:p>
          <text:p text:style-name="P38"><text:a xlink:type="simple" xlink:href="#__RefHeading___Toc508_3080500654" text:style-name="Index_20_Link" text:visited-style-name="Index_20_Link">Controller<text:tab/>8</text:a></text:p>
          <text:p text:style-name="P38"><text:a xlink:type="simple" xlink:href="#__RefHeading___Toc510_3080500654" text:style-name="Index_20_Link" text:visited-style-name="Index_20_Link">Service<text:tab/>9</text:a></text:p>
          <text:p text:style-name="P38"><text:a xlink:type="simple" xlink:href="#__RefHeading___Toc512_3080500654" text:style-name="Index_20_Link" text:visited-style-name="Index_20_Link">Repository<text:tab/>10</text:a></text:p>
          <text:p text:style-name="P37"><text:a xlink:type="simple" xlink:href="#__RefHeading___Toc298_3080500654%20Copy%201%20Copy%201" text:style-name="Index_20_Link" text:visited-style-name="Index_20_Link">Spring Boot Get Data<text:tab/>10</text:a></text:p>
          <text:p text:style-name="P37"><text:a xlink:type="simple" xlink:href="#__RefHeading___Toc298_3080500654%20Copy%201%20Copy%201%20Copy%201" text:style-name="Index_20_Link" text:visited-style-name="Index_20_Link">Spring Boot Get Specific Data<text:tab/>11</text:a></text:p>
          <text:p text:style-name="P37"><text:a xlink:type="simple" xlink:href="#__RefHeading___Toc298_3080500654%20Copy%201%20Copy%201%20Copy%201%20Copy%201" text:style-name="Index_20_Link" text:visited-style-name="Index_20_Link">Spring Boot Delete Specific Data<text:tab/>11</text:a></text:p>
          <text:p text:style-name="P37"><text:a xlink:type="simple" xlink:href="#__RefHeading___Toc298_3080500654%20Copy%201%20Copy%201%20Copy%201%20Copy%201%20Copy%201" text:style-name="Index_20_Link" text:visited-style-name="Index_20_Link">Spring Boot Update Specific Data<text:tab/>12</text:a></text:p>
        </text:index-body>
      </text:table-of-content>
      <text:h text:style-name="P41" text:outline-level="1" text:is-list-header="true"><text:span text:style-name="T23"/></text:h>
      <text:h text:style-name="P41" text:outline-level="1" text:is-list-header="true"><text:span text:style-name="T23"/></text:h>
      <text:h text:style-name="P41" text:outline-level="1" text:is-list-header="true"><text:bookmark-start text:name="__RefHeading___Toc288_3080500654"/><text:span text:style-name="T23">Dependency Injection </text:span><text:bookmark-end text:name="__RefHeading___Toc288_3080500654"/></text:h>
      <text:p text:style-name="P12">When we create 2 classes, [Student, Level] in the level, we can initialise the Student class by using Student student = new Student(); but when we have 1000s of classes, then this process become tedious to do. That's is where inversion of controls comes into play: We give spring the authority to create the objects of the classes </text:p>
      <text:p text:style-name="P12"/>
      <text:p text:style-name="P12">One way of achieving this is through dependency injection, all the objects of the classes will be auto created as Beans into one spring container, so whenever you need a specific Bean, you will just call it from the container. No need to create any object, spring will do that for you </text:p>
      <text:p text:style-name="P12"/>
      <text:p text:style-name="P12"><text:s text:c="2"/></text:p>
      <text:h text:style-name="P39" text:outline-level="1"><text:bookmark-start text:name="__RefHeading___Toc290_3080500654"/><text:soft-page-break/>Spring <text:span text:style-name="T1">Boot</text:span> Intialiser <text:bookmark-end text:name="__RefHeading___Toc290_3080500654"/></text:h>
      <text:p text:style-name="P12">We need to initialise the application at <text:a xlink:type="simple" xlink:href="https://start.spring.io/" text:style-name="Internet_20_link" text:visited-style-name="Visited_20_Internet_20_Link">https://start.spring.io/</text:a> then provide the configurations </text:p>
      <text:p text:style-name="P12"/>
      <text:p text:style-name="P12">Open the generated bootstrap code in intellij IDE </text:p>
      <text:p text:style-name="P12"/>
      <text:h text:style-name="P39" text:outline-level="1"><text:bookmark-start text:name="__RefHeading___Toc292_3080500654"/>Spring <text:span text:style-name="T1">Boot</text:span> API <text:bookmark-end text:name="__RefHeading___Toc292_3080500654"/></text:h>
      <text:p text:style-name="P23"/>
      <text:p text:style-name="P14">In the com.hydottech.Springboot.Tutorial, create a package and call it controller </text:p>
      <text:p text:style-name="P14">in the controller package, create a sample controller as a java class file, call it </text:p>
      <text:p text:style-name="P14">HelloController </text:p>
      <text:p text:style-name="P14"/>
      <text:p text:style-name="P1">package com.hydottech.Springboot.Tutorial.controller;</text:p>
      <text:p text:style-name="P3">import org.springframework.web.bind.annotation.GetMapping;</text:p>
      <text:p text:style-name="P3">import org.springframework.web.bind.annotation.RestController;</text:p>
      <text:p text:style-name="P3">@RestController</text:p>
      <text:p text:style-name="P3"/>
      <text:p text:style-name="P3">public class HelloController {</text:p>
      <text:p text:style-name="P10"><text:s text:c="4"/></text:p>
      <text:p text:style-name="P5">@GetMapping("/")</text:p>
      <text:p text:style-name="P9"><text:s text:c="4"/><text:span text:style-name="T2">public String helloWorld(){</text:span></text:p>
      <text:p text:style-name="P9"><text:s text:c="8"/><text:span text:style-name="T2">return "Hello Money";</text:span></text:p>
      <text:p text:style-name="P9"><text:s text:c="4"/><text:span text:style-name="T2">}</text:span></text:p>
      <text:p text:style-name="P9"/>
      <text:p text:style-name="P9"/>
      <text:p text:style-name="P4">}</text:p>
      <text:p text:style-name="P14">Very Simple. You can run from the terminal using the command mvn spring-boot: run </text:p>
      <text:h text:style-name="P39" text:outline-level="1"><text:bookmark-start text:name="__RefHeading___Toc294_3080500654"/>Spring <text:span text:style-name="T1">Boot DevTools</text:span> <text:bookmark-end text:name="__RefHeading___Toc294_3080500654"/></text:h>
      <text:p text:style-name="P13"/>
      <text:p text:style-name="P14">This dependency will help to auto run the spring application when changes have been detected </text:p>
      <text:p text:style-name="P14"/>
      <text:p text:style-name="P14">add this dependency to pom.xml </text:p>
      <text:p text:style-name="P21"><text:span text:style-name="T5">&lt;</text:span><text:span text:style-name="T7">dependency</text:span><text:span text:style-name="T5">&gt;</text:span></text:p>
      <text:p text:style-name="P22"><text:s text:c="6"/><text:span text:style-name="T6">&lt;</text:span><text:span text:style-name="T8">groupId</text:span><text:span text:style-name="T6">&gt;</text:span><text:span text:style-name="T9">org.springframework.boot</text:span><text:span text:style-name="T6">&lt;/</text:span><text:span text:style-name="T8">groupId</text:span><text:span text:style-name="T6">&gt;</text:span></text:p>
      <text:p text:style-name="P22"><text:s text:c="6"/><text:span text:style-name="T6">&lt;</text:span><text:span text:style-name="T8">artifactId</text:span><text:span text:style-name="T6">&gt;</text:span><text:span text:style-name="T9">spring-boot-devtools</text:span><text:span text:style-name="T6">&lt;/</text:span><text:span text:style-name="T8">artifactId</text:span><text:span text:style-name="T6">&gt;</text:span></text:p>
      <text:p text:style-name="P22"><text:s text:c="6"/><text:span text:style-name="T6">&lt;</text:span><text:span text:style-name="T8">scope</text:span><text:span text:style-name="T6">&gt;</text:span><text:span text:style-name="T9">runtime</text:span><text:span text:style-name="T6">&lt;/</text:span><text:span text:style-name="T8">scope</text:span><text:span text:style-name="T6">&gt;</text:span></text:p>
      <text:p text:style-name="P22"><text:s text:c="6"/><text:span text:style-name="T6">&lt;</text:span><text:span text:style-name="T8">optional</text:span><text:span text:style-name="T6">&gt;</text:span><text:span text:style-name="T9">true</text:span><text:span text:style-name="T6">&lt;/</text:span><text:span text:style-name="T8">optional</text:span><text:span text:style-name="T6">&gt;</text:span></text:p>
      <text:p text:style-name="P22"><text:span text:style-name="T6">&lt;/</text:span><text:span text:style-name="T8">dependency</text:span><text:span text:style-name="T6">&gt;</text:span></text:p>
      <text:p text:style-name="P14"/>
      <text:p text:style-name="P14"><text:soft-page-break/>Reload the maven project to add the dependency </text:p>
      <text:p text:style-name="P14">Apply the changes in the IDEs</text:p>
      <text:p text:style-name="P14"/>
      <text:h text:style-name="P39" text:outline-level="1"><text:bookmark-start text:name="__RefHeading___Toc296_3080500654"/>Spring <text:span text:style-name="T1">Boot </text:span><text:span text:style-name="T10">Database Connection(H2 MEMORY)</text:span><text:bookmark-end text:name="__RefHeading___Toc296_3080500654"/></text:h>
      <text:p text:style-name="P15">Add the following dependencies in your pom.xml</text:p>
      <text:p text:style-name="P30"/>
      <text:p text:style-name="P26">&lt;dependency&gt;</text:p>
      <text:p text:style-name="P29"><text:s text:c="4"/><text:span text:style-name="T2">&lt;groupId&gt;org.springframework.boot&lt;/groupId&gt;</text:span></text:p>
      <text:p text:style-name="P29"><text:s text:c="4"/><text:span text:style-name="T2">&lt;artifactId&gt;spring-boot-starter-data-jpa&lt;/artifactId&gt;</text:span></text:p>
      <text:p text:style-name="P27">&lt;/dependency&gt;</text:p>
      <text:p text:style-name="P27"/>
      <text:p text:style-name="P27">&lt;dependency&gt;</text:p>
      <text:p text:style-name="P29"><text:s text:c="4"/><text:span text:style-name="T2">&lt;groupId&gt;com.h2database&lt;/groupId&gt;</text:span></text:p>
      <text:p text:style-name="P29"><text:s text:c="4"/><text:span text:style-name="T2">&lt;artifactId&gt;h2&lt;/artifactId&gt;</text:span></text:p>
      <text:p text:style-name="P29"><text:s text:c="4"/><text:span text:style-name="T2">&lt;scope&gt;runtime&lt;/scope&gt;</text:span></text:p>
      <text:p text:style-name="P28">&lt;/dependency&gt;</text:p>
      <text:p text:style-name="P15"><text:s/>In the <text:span text:style-name="T12">application.properties</text:span>, add this configurations </text:p>
      <text:p text:style-name="P15"/>
      <text:p text:style-name="P31"><text:span text:style-name="T11">spring.application.name</text:span>=<text:span text:style-name="T13">Spring-Boot-Tutorial</text:span></text:p>
      <text:p text:style-name="P32"><text:span text:style-name="T11">server.port</text:span>=<text:span text:style-name="T13">5000</text:span></text:p>
      <text:p text:style-name="P32"><text:span text:style-name="T11">spring.h2.console.enabled</text:span>=<text:span text:style-name="T13">true</text:span></text:p>
      <text:p text:style-name="P32"><text:span text:style-name="T11">spring.datasource.url</text:span>=<text:span text:style-name="T13">jdbc:h2:mem:dcbapp</text:span></text:p>
      <text:p text:style-name="P32"><text:span text:style-name="T11">spring.datasource.driverClassName</text:span>=<text:span text:style-name="T13">org.h2.Driver</text:span></text:p>
      <text:p text:style-name="P32"><text:span text:style-name="T11">spring.datasource.username</text:span>=<text:span text:style-name="T13">sa</text:span></text:p>
      <text:p text:style-name="P32"><text:span text:style-name="T11">spring.datasource.password</text:span>=<text:span text:style-name="T13">password</text:span></text:p>
      <text:p text:style-name="P33"><text:span text:style-name="T11">spring.jpa.database-platform</text:span>=<text:span text:style-name="T13">org.hibernate.dialect.H2Dialect</text:span></text:p>
      <text:p text:style-name="P15">Inside the browser, access it through this url </text:p>
      <text:p text:style-name="P15">[<text:a xlink:type="simple" xlink:href="http://localhost:5000/h2-console" text:style-name="Internet_20_link" text:visited-style-name="Visited_20_Internet_20_Link">http://localhost:5000/h2-console</text:a>]</text:p>
      <text:p text:style-name="P15"/>
      <text:p text:style-name="P15">Input your password to make a connection </text:p>
      <text:h text:style-name="P39" text:outline-level="1"><text:bookmark-start text:name="__RefHeading___Toc298_3080500654"/>Spring <text:span text:style-name="T1">Boot </text:span><text:span text:style-name="T10">Components</text:span><text:bookmark-end text:name="__RefHeading___Toc298_3080500654"/></text:h>
      <text:p text:style-name="P15">Inside the com.hydottech.Springboot.Tutorial, create multiple packages like entity, service, repository, controller </text:p>
      <text:p text:style-name="P18"><text:span text:style-name="T14">Entity =&gt; Models [Annotations:</text:span><text:span text:style-name="T15"> </text:span><text:span text:style-name="T3">@Entity</text:span><text:span text:style-name="T14">] </text:span></text:p>
      <text:p text:style-name="P18"><text:span text:style-name="T14">Service =&gt; [Annotations: </text:span><text:span text:style-name="T3">@Service</text:span><text:span text:style-name="T14">]</text:span></text:p>
      <text:p text:style-name="P18"><text:span text:style-name="T14">Repository =&gt; [Annotations: </text:span><text:span text:style-name="T3">@Repository</text:span><text:span text:style-name="T14">]</text:span></text:p>
      <text:p text:style-name="P18"><text:span text:style-name="T14">Controller =&gt; For Http Methods [Annotations: </text:span><text:span text:style-name="T3">@RestController</text:span><text:span text:style-name="T14">]</text:span></text:p>
      <text:p text:style-name="P15"/>
      <text:h text:style-name="P44" text:outline-level="2"><text:bookmark-start text:name="__RefHeading___Toc300_3080500654"/><text:soft-page-break/>Entity<text:bookmark-end text:name="__RefHeading___Toc300_3080500654"/></text:h>
      <text:p text:style-name="P15">In the entity package create a new Department model class file </text:p>
      <text:p text:style-name="P17"/>
      <text:p text:style-name="P2">package com.hydottech.Springboot.Tutorial.entity;</text:p>
      <text:p text:style-name="P3">import jakarta.persistence.Entity;</text:p>
      <text:p text:style-name="P3">import jakarta.persistence.GeneratedValue;</text:p>
      <text:p text:style-name="P3">import jakarta.persistence.GenerationType;</text:p>
      <text:p text:style-name="P3">import jakarta.persistence.Id;</text:p>
      <text:p text:style-name="P3"/>
      <text:p text:style-name="P3">@Entity</text:p>
      <text:p text:style-name="P3">public class Department {</text:p>
      <text:p text:style-name="P9"><text:s text:c="4"/><text:span text:style-name="T2">@Id</text:span></text:p>
      <text:p text:style-name="P9"><text:s text:c="4"/><text:span text:style-name="T2">@GeneratedValue(strategy = GenerationType.AUTO)</text:span></text:p>
      <text:p text:style-name="P9"><text:s text:c="4"/><text:span text:style-name="T2">private Long departmentId;</text:span></text:p>
      <text:p text:style-name="P9"><text:s text:c="4"/><text:span text:style-name="T2">private String departmentName;</text:span></text:p>
      <text:p text:style-name="P9"><text:s text:c="4"/><text:span text:style-name="T2">private String departmentAddress;</text:span></text:p>
      <text:p text:style-name="P9"><text:s text:c="4"/><text:span text:style-name="T2">private String departmentCode;</text:span></text:p>
      <text:p text:style-name="P9"><text:s text:c="4"/><text:span text:style-name="T2">//To generate the getters and setters, press command + n, select getters and setters, highlight all the field we will generate getters and setters for, press okay</text:span></text:p>
      <text:p text:style-name="P3">//Use the same method for their constructors</text:p>
      <text:p text:style-name="P3">//departmentId is a primary key and it will be auto generated as a numeric value <text:s text:c="4"/></text:p>
      <text:p text:style-name="P9"><text:s text:c="4"/></text:p>
      <text:p text:style-name="P9"><text:s text:c="4"/></text:p>
      <text:p text:style-name="P9"><text:s text:c="4"/><text:span text:style-name="T2">public Long getDepartmentId() {</text:span></text:p>
      <text:p text:style-name="P9"><text:s text:c="8"/><text:span text:style-name="T2">return departmentId;</text:span></text:p>
      <text:p text:style-name="P9"><text:s text:c="4"/><text:span text:style-name="T2">}</text:span></text:p>
      <text:p text:style-name="P9"><text:s text:c="4"/><text:span text:style-name="T2">public Department(Long departmentId, String departmentName, String departmentAddress, String departmentCode) {</text:span></text:p>
      <text:p text:style-name="P9"><text:s text:c="8"/><text:span text:style-name="T2">this.departmentId = departmentId;</text:span></text:p>
      <text:p text:style-name="P9"><text:s text:c="8"/><text:span text:style-name="T2">this.departmentName = departmentName;</text:span></text:p>
      <text:p text:style-name="P9"><text:s text:c="8"/><text:span text:style-name="T2">this.departmentAddress = departmentAddress;</text:span></text:p>
      <text:p text:style-name="P9"><text:s text:c="8"/><text:span text:style-name="T2">this.departmentCode = departmentCode;</text:span></text:p>
      <text:p text:style-name="P9"><text:s text:c="4"/><text:span text:style-name="T2">}</text:span></text:p>
      <text:p text:style-name="P9"><text:s text:c="4"/><text:span text:style-name="T2">public Department() {</text:span></text:p>
      <text:p text:style-name="P9"><text:s text:c="4"/><text:span text:style-name="T2">}</text:span></text:p>
      <text:p text:style-name="P9"><text:s text:c="4"/><text:span text:style-name="T2">@Override</text:span></text:p>
      <text:p text:style-name="P9"><text:s text:c="4"/><text:span text:style-name="T2">public String toString() {</text:span></text:p>
      <text:p text:style-name="P9"><text:s text:c="8"/><text:span text:style-name="T2">return "Department{" +</text:span></text:p>
      <text:p text:style-name="P9"><text:s text:c="16"/><text:span text:style-name="T2">"departmentId=" + departmentId +</text:span></text:p>
      <text:p text:style-name="P9"><text:s text:c="16"/><text:span text:style-name="T2">", departmentName='" + departmentName + '\'' +</text:span></text:p>
      <text:p text:style-name="P9"><text:s text:c="16"/><text:span text:style-name="T2">", departmentAddress='" + departmentAddress + '\'' +</text:span></text:p>
      <text:p text:style-name="P9"><text:s text:c="16"/><text:span text:style-name="T2">", departmentCode='" + departmentCode + '\'' +</text:span></text:p>
      <text:p text:style-name="P9"><text:s text:c="16"/><text:span text:style-name="T2">'}';</text:span></text:p>
      <text:p text:style-name="P9"><text:soft-page-break/><text:s text:c="4"/><text:span text:style-name="T2">}</text:span></text:p>
      <text:p text:style-name="P9"><text:s text:c="4"/><text:span text:style-name="T2">public void setDepartmentId(Long departmentId) {</text:span></text:p>
      <text:p text:style-name="P9"><text:s text:c="8"/><text:span text:style-name="T2">this.departmentId = departmentId;</text:span></text:p>
      <text:p text:style-name="P9"><text:s text:c="4"/><text:span text:style-name="T2">}</text:span></text:p>
      <text:p text:style-name="P9"><text:s text:c="4"/><text:span text:style-name="T2">public String getDepartmentName() {</text:span></text:p>
      <text:p text:style-name="P9"><text:s text:c="8"/><text:span text:style-name="T2">return departmentName;</text:span></text:p>
      <text:p text:style-name="P9"><text:s text:c="4"/><text:span text:style-name="T2">}</text:span></text:p>
      <text:p text:style-name="P9"><text:s text:c="4"/><text:span text:style-name="T2">public void setDepartmentName(String departmentName) {</text:span></text:p>
      <text:p text:style-name="P9"><text:s text:c="8"/><text:span text:style-name="T2">this.departmentName = departmentName;</text:span></text:p>
      <text:p text:style-name="P9"><text:s text:c="4"/><text:span text:style-name="T2">}</text:span></text:p>
      <text:p text:style-name="P9"><text:s text:c="4"/><text:span text:style-name="T2">public String getDepartmentAddress() {</text:span></text:p>
      <text:p text:style-name="P9"><text:s text:c="8"/><text:span text:style-name="T2">return departmentAddress;</text:span></text:p>
      <text:p text:style-name="P9"><text:s text:c="4"/><text:span text:style-name="T2">}</text:span></text:p>
      <text:p text:style-name="P9"><text:s text:c="4"/><text:span text:style-name="T2">public void setDepartmentAddress(String departmentAddress) {</text:span></text:p>
      <text:p text:style-name="P9"><text:s text:c="8"/><text:span text:style-name="T2">this.departmentAddress = departmentAddress;</text:span></text:p>
      <text:p text:style-name="P9"><text:s text:c="4"/><text:span text:style-name="T2">}</text:span></text:p>
      <text:p text:style-name="P9"><text:s text:c="4"/><text:span text:style-name="T2">public String getDepartmentCode() {</text:span></text:p>
      <text:p text:style-name="P9"><text:s text:c="8"/><text:span text:style-name="T2">return departmentCode;</text:span></text:p>
      <text:p text:style-name="P9"><text:s text:c="4"/><text:span text:style-name="T2">}</text:span></text:p>
      <text:p text:style-name="P9"><text:s text:c="4"/><text:span text:style-name="T2">public void setDepartmentCode(String departmentCode) {</text:span></text:p>
      <text:p text:style-name="P9"><text:s text:c="8"/><text:span text:style-name="T2">this.departmentCode = departmentCode;</text:span></text:p>
      <text:p text:style-name="P9"><text:s text:c="4"/><text:span text:style-name="T2">}</text:span></text:p>
      <text:p text:style-name="P4">}</text:p>
      <text:p text:style-name="P16">Not defficult, command + N does the trick </text:p>
      <text:p text:style-name="P16"/>
      <text:h text:style-name="P45" text:outline-level="2"><text:bookmark-start text:name="__RefHeading___Toc302_3080500654"/>Service<text:bookmark-end text:name="__RefHeading___Toc302_3080500654"/></text:h>
      <text:p text:style-name="P15">In the service create a standard approach, an interface and its implementation </text:p>
      <text:p text:style-name="P15"/>
      <text:p text:style-name="P15">create DepartmentService as an implementation as this </text:p>
      <text:p text:style-name="P2">package com.hydottech.Springboot.Tutorial.service;</text:p>
      <text:p text:style-name="P3">public interface DepartmentService {</text:p>
      <text:p text:style-name="P4">}</text:p>
      <text:p text:style-name="P15"/>
      <text:p text:style-name="P15"/>
      <text:p text:style-name="P15">Create <text:s/>DepartmentServiceImpl to implement the service as this </text:p>
      <text:p text:style-name="P2">package com.hydottech.Springboot.Tutorial.service;</text:p>
      <text:p text:style-name="P3">import org.springframework.stereotype.Service;</text:p>
      <text:p text:style-name="P3">@Service</text:p>
      <text:p text:style-name="P3">public class DepartmentServiceImpl implements DepartmentService{</text:p>
      <text:p text:style-name="P4">}</text:p>
      <text:p text:style-name="P15"><text:soft-page-break/></text:p>
      <text:h text:style-name="P46" text:outline-level="2"><text:bookmark-start text:name="__RefHeading___Toc304_3080500654"/>Repository<text:bookmark-end text:name="__RefHeading___Toc304_3080500654"/></text:h>
      <text:p text:style-name="P18"><text:span text:style-name="T14">In the Repository folder, create a DepartmentRepository as an interface that extends all the functionalities in </text:span><text:span text:style-name="T3">JpaRepository</text:span></text:p>
      <text:p text:style-name="P7">package com.hydottech.Springboot.Tutorial.repository;</text:p>
      <text:p text:style-name="P3">import com.hydottech.Springboot.Tutorial.entity.Department;</text:p>
      <text:p text:style-name="P3">import org.springframework.data.jpa.repository.JpaRepository;</text:p>
      <text:p text:style-name="P3">import org.springframework.stereotype.Repository;</text:p>
      <text:p text:style-name="P3">@Repository</text:p>
      <text:p text:style-name="P3">public interface DepartmentRepository extends JpaRepository&lt;<text:span text:style-name="T12">Department</text:span>,<text:span text:style-name="T12">Long</text:span>&gt; {</text:p>
      <text:p text:style-name="P4">}</text:p>
      <text:p text:style-name="P8">Department is the model or entity </text:p>
      <text:p text:style-name="P8">Long is the type of it primary key </text:p>
      <text:p text:style-name="P19"/>
      <text:p text:style-name="P19"/>
      <text:p text:style-name="P19"/>
      <text:p text:style-name="P19"/>
      <text:p text:style-name="P19"/>
      <text:h text:style-name="P40" text:outline-level="1"/>
      <text:h text:style-name="P42" text:outline-level="1"><text:bookmark-start text:name="__RefHeading___Toc1480_1157798685"/>CRUD <text:span text:style-name="T24">Operation</text:span><text:bookmark-end text:name="__RefHeading___Toc1480_1157798685"/></text:h>
      <text:h text:style-name="P47" text:outline-level="2"><text:bookmark-start text:name="__RefHeading___Toc298_3080500654 Copy 1"/>Spring <text:span text:style-name="T1">Boot </text:span><text:span text:style-name="T10">Save </text:span><text:span text:style-name="T24">Data</text:span><text:bookmark-end text:name="__RefHeading___Toc298_3080500654 Copy 1"/></text:h>
      <text:p text:style-name="P15"/>
      <text:p text:style-name="P15">This is the application Flow </text:p>
      <text:p text:style-name="P34"><draw:custom-shape text:anchor-type="paragraph" draw:z-index="0" draw:name="Shape 1" draw:style-name="gr1" draw:text-style-name="P70" svg:width="2.745cm" svg:height="1.313cm" svg:x="-0.741cm" svg:y="0.392cm"><text:p text:style-name="P35"><text:span text:style-name="T10">Frontend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2" draw:style-name="gr2" draw:text-style-name="P70" svg:width="2.745cm" svg:height="1.25cm" svg:x="3.812cm" svg:y="0.358cm"><text:p text:style-name="P35"><text:span text:style-name="T10">Entit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3" draw:style-name="gr1" draw:text-style-name="P70" svg:width="2.745cm" svg:height="1.313cm" svg:x="8.003cm" svg:y="0.411cm"><text:p text:style-name="P35"><text:span text:style-name="T10">Controlle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5" draw:style-name="gr1" draw:text-style-name="P70" svg:width="2.745cm" svg:height="1.313cm" svg:x="16.03cm" svg:y="0.395cm"><text:p text:style-name="P35"><text:span text:style-name="T10">Repositor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custom-shape text:anchor-type="paragraph" draw:z-index="1" draw:name="Shape 4" draw:style-name="gr1" draw:text-style-name="P70" svg:width="2.745cm" svg:height="1.313cm" svg:x="12.296cm" svg:y="0.004cm"><text:p text:style-name="P35"><text:span text:style-name="T10">Servic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/>
      <text:h text:style-name="Heading_20_3" text:outline-level="3"><text:bookmark-start text:name="__RefHeading___Toc504_3080500654"/>FrontEnd <text:bookmark-end text:name="__RefHeading___Toc504_3080500654"/></text:h>
      <text:p text:style-name="P25">Using FormData </text:p>
      <text:p text:style-name="P25">departmentName Kitchen</text:p>
      <text:p text:style-name="P25">departmentAddress Accra</text:p>
      <text:p text:style-name="P25">departmentCode KT125 </text:p>
      <text:p text:style-name="P25"/>
      <text:h text:style-name="Heading_20_3" text:outline-level="3"><text:bookmark-start text:name="__RefHeading___Toc506_3080500654"/><text:soft-page-break/>Entity <text:bookmark-end text:name="__RefHeading___Toc506_3080500654"/></text:h>
      <text:p text:style-name="P24">Department.java</text:p>
      <text:p text:style-name="P6"/>
      <text:p text:style-name="P3">package com.hydottech.Springboot.Tutorial.entity;</text:p>
      <text:p text:style-name="P3">import jakarta.persistence.Entity;</text:p>
      <text:p text:style-name="P3">import jakarta.persistence.GeneratedValue;</text:p>
      <text:p text:style-name="P3">import jakarta.persistence.GenerationType;</text:p>
      <text:p text:style-name="P3">import jakarta.persistence.Id;</text:p>
      <text:p text:style-name="P3">@Entity</text:p>
      <text:p text:style-name="P3">public class Department {</text:p>
      <text:p text:style-name="P9"><text:s text:c="4"/><text:span text:style-name="T2">@Id</text:span></text:p>
      <text:p text:style-name="P9"><text:s text:c="4"/><text:span text:style-name="T2">@GeneratedValue(strategy = GenerationType.AUTO)</text:span></text:p>
      <text:p text:style-name="P9"><text:s text:c="4"/><text:span text:style-name="T2">private Long departmentId;</text:span></text:p>
      <text:p text:style-name="P9"><text:s text:c="4"/><text:span text:style-name="T2">private String departmentName;</text:span></text:p>
      <text:p text:style-name="P9"><text:s text:c="4"/><text:span text:style-name="T2">private String departmentAddress;</text:span></text:p>
      <text:p text:style-name="P9"><text:s text:c="4"/><text:span text:style-name="T2">private String departmentCode;</text:span></text:p>
      <text:p text:style-name="P9"><text:s text:c="4"/><text:span text:style-name="T2">//To generate the getters and setters, press command + n, select getters and setters, highlight all the field we will generate getters and setters for, press okay</text:span></text:p>
      <text:p text:style-name="P3">//Use the same method for their constructors</text:p>
      <text:p text:style-name="P3">//departmentId is a primary key and it will be auto generated as a numeric value</text:p>
      <text:p text:style-name="P9"><text:s text:c="4"/><text:span text:style-name="T2">public Long getDepartmentId() {</text:span></text:p>
      <text:p text:style-name="P9"><text:s text:c="8"/><text:span text:style-name="T2">return departmentId;</text:span></text:p>
      <text:p text:style-name="P9"><text:s text:c="4"/><text:span text:style-name="T2">}</text:span></text:p>
      <text:p text:style-name="P9"><text:s text:c="4"/><text:span text:style-name="T2">public Department(Long departmentId, String departmentName, String departmentAddress, String departmentCode) {</text:span></text:p>
      <text:p text:style-name="P9"><text:s text:c="8"/><text:span text:style-name="T2">this.departmentId = departmentId;</text:span></text:p>
      <text:p text:style-name="P9"><text:s text:c="8"/><text:span text:style-name="T2">this.departmentName = departmentName;</text:span></text:p>
      <text:p text:style-name="P9"><text:s text:c="8"/><text:span text:style-name="T2">this.departmentAddress = departmentAddress;</text:span></text:p>
      <text:p text:style-name="P9"><text:s text:c="8"/><text:span text:style-name="T2">this.departmentCode = departmentCode;</text:span></text:p>
      <text:p text:style-name="P9"><text:s text:c="4"/><text:span text:style-name="T2">}</text:span></text:p>
      <text:p text:style-name="P9"><text:s text:c="4"/><text:span text:style-name="T2">public Department() {</text:span></text:p>
      <text:p text:style-name="P9"><text:s text:c="4"/><text:span text:style-name="T2">}</text:span></text:p>
      <text:p text:style-name="P9"><text:s text:c="4"/><text:span text:style-name="T2">@Override</text:span></text:p>
      <text:p text:style-name="P9"><text:s text:c="4"/><text:span text:style-name="T2">public String toString() {</text:span></text:p>
      <text:p text:style-name="P9"><text:s text:c="8"/><text:span text:style-name="T2">return "Department{" +</text:span></text:p>
      <text:p text:style-name="P9"><text:s text:c="16"/><text:span text:style-name="T2">"departmentId=" + departmentId +</text:span></text:p>
      <text:p text:style-name="P9"><text:s text:c="16"/><text:span text:style-name="T2">", departmentName='" + departmentName + '\'' +</text:span></text:p>
      <text:p text:style-name="P9"><text:s text:c="16"/><text:span text:style-name="T2">", departmentAddress='" + departmentAddress + '\'' +</text:span></text:p>
      <text:p text:style-name="P9"><text:s text:c="16"/><text:span text:style-name="T2">", departmentCode='" + departmentCode + '\'' +</text:span></text:p>
      <text:p text:style-name="P9"><text:s text:c="16"/><text:span text:style-name="T2">'}';</text:span></text:p>
      <text:p text:style-name="P9"><text:s text:c="4"/><text:span text:style-name="T2">}</text:span></text:p>
      <text:p text:style-name="P9"><text:s text:c="4"/><text:span text:style-name="T2">public void setDepartmentId(Long departmentId) {</text:span></text:p>
      <text:p text:style-name="P9"><text:s text:c="8"/><text:span text:style-name="T2">this.departmentId = departmentId;</text:span></text:p>
      <text:p text:style-name="P9"><text:soft-page-break/><text:s text:c="4"/><text:span text:style-name="T2">}</text:span></text:p>
      <text:p text:style-name="P9"><text:s text:c="4"/><text:span text:style-name="T2">public String getDepartmentName() {</text:span></text:p>
      <text:p text:style-name="P9"><text:s text:c="8"/><text:span text:style-name="T2">return departmentName;</text:span></text:p>
      <text:p text:style-name="P9"><text:s text:c="4"/><text:span text:style-name="T2">}</text:span></text:p>
      <text:p text:style-name="P9"><text:s text:c="4"/><text:span text:style-name="T2">public void setDepartmentName(String departmentName) {</text:span></text:p>
      <text:p text:style-name="P9"><text:s text:c="8"/><text:span text:style-name="T2">this.departmentName = departmentName;</text:span></text:p>
      <text:p text:style-name="P9"><text:s text:c="4"/><text:span text:style-name="T2">}</text:span></text:p>
      <text:p text:style-name="P9"><text:s text:c="4"/><text:span text:style-name="T2">public String getDepartmentAddress() {</text:span></text:p>
      <text:p text:style-name="P9"><text:s text:c="8"/><text:span text:style-name="T2">return departmentAddress;</text:span></text:p>
      <text:p text:style-name="P9"><text:s text:c="4"/><text:span text:style-name="T2">}</text:span></text:p>
      <text:p text:style-name="P9"><text:s text:c="4"/><text:span text:style-name="T2">public void setDepartmentAddress(String departmentAddress) {</text:span></text:p>
      <text:p text:style-name="P9"><text:s text:c="8"/><text:span text:style-name="T2">this.departmentAddress = departmentAddress;</text:span></text:p>
      <text:p text:style-name="P9"><text:s text:c="4"/><text:span text:style-name="T2">}</text:span></text:p>
      <text:p text:style-name="P9"><text:s text:c="4"/><text:span text:style-name="T2">public String getDepartmentCode() {</text:span></text:p>
      <text:p text:style-name="P9"><text:s text:c="8"/><text:span text:style-name="T2">return departmentCode;</text:span></text:p>
      <text:p text:style-name="P9"><text:s text:c="4"/><text:span text:style-name="T2">}</text:span></text:p>
      <text:p text:style-name="P9"><text:s text:c="4"/><text:span text:style-name="T2">public void setDepartmentCode(String departmentCode) {</text:span></text:p>
      <text:p text:style-name="P9"><text:s text:c="8"/><text:span text:style-name="T2">this.departmentCode = departmentCode;</text:span></text:p>
      <text:p text:style-name="P9"><text:s text:c="4"/><text:span text:style-name="T2">}</text:span></text:p>
      <text:p text:style-name="P4">}</text:p>
      <text:h text:style-name="Heading_20_3" text:outline-level="3"><text:bookmark-start text:name="__RefHeading___Toc508_3080500654"/>Controller <text:bookmark-end text:name="__RefHeading___Toc508_3080500654"/></text:h>
      <text:p text:style-name="P25">DepartmentController.java </text:p>
      <text:p text:style-name="P6">package com.hydottech.Springboot.Tutorial.controller;</text:p>
      <text:p text:style-name="P3">import com.hydottech.Springboot.Tutorial.entity.Department;</text:p>
      <text:p text:style-name="P3">import com.hydottech.Springboot.Tutorial.service.DepartmentService;</text:p>
      <text:p text:style-name="P3">import com.hydottech.Springboot.Tutorial.service.DepartmentServiceImpl;</text:p>
      <text:p text:style-name="P3">import org.springframework.beans.factory.annotation.Autowired;</text:p>
      <text:p text:style-name="P3">import org.springframework.web.bind.annotation.*;</text:p>
      <text:p text:style-name="P3">@RestController</text:p>
      <text:p text:style-name="P3">public class DepartmentController {</text:p>
      <text:p text:style-name="P9"><text:s text:c="4"/><text:span text:style-name="T2">@Autowired</text:span></text:p>
      <text:p text:style-name="P9"><text:s text:c="4"/><text:span text:style-name="T2">private DepartmentService departmentService;</text:span></text:p>
      <text:p text:style-name="P9"><text:s text:c="4"/><text:span text:style-name="T2">@PostMapping("/departments")</text:span></text:p>
      <text:p text:style-name="P9"><text:s text:c="4"/><text:span text:style-name="T2">public Department saveDepartment(@ModelAttribute Department department) {</text:span></text:p>
      <text:p text:style-name="P9"><text:s text:c="8"/><text:span text:style-name="T2">return departmentService.saveDepartment(department);</text:span></text:p>
      <text:p text:style-name="P9"><text:s text:c="4"/><text:span text:style-name="T2">}</text:span></text:p>
      <text:p text:style-name="P3">/*</text:p>
      <text:p text:style-name="P3">* Explanation</text:p>
      <text:p text:style-name="P3"><text:soft-page-break/>*</text:p>
      <text:p text:style-name="P3">* <text:s/>@Autowired</text:p>
      <text:p text:style-name="P9"><text:s text:c="4"/><text:span text:style-name="T2">private DepartmentService departmentService;</text:span></text:p>
      <text:p text:style-name="P9"><text:s text:c="4"/><text:span text:style-name="T2">This will bind the service with a global service stored by spring</text:span></text:p>
      <text:p text:style-name="P9"><text:s text:c="4"/><text:span text:style-name="T2">*</text:span></text:p>
      <text:p text:style-name="P9"><text:s text:c="2"/><text:span text:style-name="T2">@PostMapping("/departments")</text:span></text:p>
      <text:p text:style-name="P9"><text:s text:c="4"/><text:span text:style-name="T2">public Department saveDepartment(@RequestBody Department department){</text:span></text:p>
      <text:p text:style-name="P9"><text:s text:c="8"/><text:span text:style-name="T2">return departmentService.saveDepartment(department);</text:span></text:p>
      <text:p text:style-name="P9"><text:s text:c="4"/><text:span text:style-name="T2">};</text:span></text:p>
      <text:p text:style-name="P3">1. <text:s/>@PostMapping("/departments") this is a post method</text:p>
      <text:p text:style-name="P3">2. public Department saveDepartment(@RequestBody Department department),</text:p>
      <text:p text:style-name="P9"><text:s/><text:span text:style-name="T2">a public with the Entity type Department with a name, saveDepartment and the JSON body of type Department</text:span></text:p>
      <text:p text:style-name="P3">3. <text:s/>return departmentService.saveDepartment(department);</text:p>
      <text:p text:style-name="P3">inside the DepartmentService interface we are calling the saveDepartment method in it,</text:p>
      <text:p text:style-name="P3">When we highlight we can auto create the methods in the interface as this</text:p>
      <text:p text:style-name="P9"><text:s/><text:span text:style-name="T2">public Department saveDepartment(Department department);</text:span></text:p>
      <text:p text:style-name="P9"><text:s/><text:span text:style-name="T2">This will generate an error in the DepartmentServiceImpl, implementing the methods can auto generate like this</text:span></text:p>
      <text:p text:style-name="P9"><text:s text:c="2"/><text:span text:style-name="T2">@Override</text:span></text:p>
      <text:p text:style-name="P9"><text:s text:c="4"/><text:span text:style-name="T2">public Department saveDepartment(Department department) {</text:span></text:p>
      <text:p text:style-name="P9"><text:s text:c="8"/><text:span text:style-name="T2">return null;</text:span></text:p>
      <text:p text:style-name="P9"><text:s text:c="4"/><text:span text:style-name="T2">}</text:span></text:p>
      <text:p text:style-name="P3">*</text:p>
      <text:p text:style-name="P3">*</text:p>
      <text:p text:style-name="P3">*</text:p>
      <text:p text:style-name="P3">*</text:p>
      <text:p text:style-name="P3">*</text:p>
      <text:p text:style-name="P3">* */</text:p>
      <text:p text:style-name="P4">}</text:p>
      <text:p text:style-name="P20">From the Controller the service method will be auto created </text:p>
      <text:h text:style-name="Heading_20_3" text:outline-level="3"><text:bookmark-start text:name="__RefHeading___Toc510_3080500654"/>Service<text:bookmark-end text:name="__RefHeading___Toc510_3080500654"/></text:h>
      <text:p text:style-name="P11">DepartmentService.java as the interface</text:p>
      <text:p text:style-name="P6">package com.hydottech.Springboot.Tutorial.service;</text:p>
      <text:p text:style-name="P3">import com.hydottech.Springboot.Tutorial.entity.Department;</text:p>
      <text:p text:style-name="P3">public interface DepartmentService {</text:p>
      <text:p text:style-name="P9"><text:s text:c="3"/><text:span text:style-name="T2">public Department saveDepartment(Department department);</text:span></text:p>
      <text:p text:style-name="P4">}</text:p>
      <text:p text:style-name="P4"><text:soft-page-break/></text:p>
      <text:p text:style-name="P20">From the DepartmentService.java the DepartmentServiceImpl.java method will be auto created </text:p>
      <text:p text:style-name="P11">DepartmentServiceImpl.java as the implementation </text:p>
      <text:p text:style-name="P6">package com.hydottech.Springboot.Tutorial.service;</text:p>
      <text:p text:style-name="P3">import com.hydottech.Springboot.Tutorial.entity.Department;</text:p>
      <text:p text:style-name="P3">import com.hydottech.Springboot.Tutorial.repository.DepartmentRepository;</text:p>
      <text:p text:style-name="P3">import org.springframework.beans.factory.annotation.Autowired;</text:p>
      <text:p text:style-name="P3">import org.springframework.stereotype.Service;</text:p>
      <text:p text:style-name="P3">@Service</text:p>
      <text:p text:style-name="P3">public class DepartmentServiceImpl implements DepartmentService{</text:p>
      <text:p text:style-name="P9"><text:s text:c="4"/><text:span text:style-name="T2">@Autowired</text:span></text:p>
      <text:p text:style-name="P9"><text:s text:c="4"/><text:span text:style-name="T2">private DepartmentRepository departmentRepository;</text:span></text:p>
      <text:p text:style-name="P9"><text:s text:c="4"/><text:span text:style-name="T2">@Override</text:span></text:p>
      <text:p text:style-name="P9"><text:s text:c="4"/><text:span text:style-name="T2">public Department saveDepartment(Department department) {</text:span></text:p>
      <text:p text:style-name="P9"><text:s text:c="8"/><text:span text:style-name="T2">return departmentRepository.save(department);</text:span></text:p>
      <text:p text:style-name="P9"><text:s text:c="4"/><text:span text:style-name="T2">}</text:span></text:p>
      <text:p text:style-name="P4">}</text:p>
      <text:p text:style-name="P11"/>
      <text:p text:style-name="P20"/>
      <text:h text:style-name="Heading_20_3" text:outline-level="3"><text:bookmark-start text:name="__RefHeading___Toc512_3080500654"/>Repository<text:bookmark-end text:name="__RefHeading___Toc512_3080500654"/></text:h>
      <text:p text:style-name="P3">package com.hydottech.Springboot.Tutorial.repository;</text:p>
      <text:p text:style-name="P3">import com.hydottech.Springboot.Tutorial.entity.Department;</text:p>
      <text:p text:style-name="P3">import org.springframework.data.jpa.repository.JpaRepository;</text:p>
      <text:p text:style-name="P3">import org.springframework.stereotype.Repository;</text:p>
      <text:p text:style-name="P3">@Repository</text:p>
      <text:p text:style-name="P3">public interface DepartmentRepository extends JpaRepository&lt;Department,Long&gt; {</text:p>
      <text:p text:style-name="P4">}</text:p>
      <text:h text:style-name="P41" text:outline-level="1"/>
      <text:h text:style-name="P48" text:outline-level="2"><text:bookmark-start text:name="__RefHeading___Toc298_3080500654 Copy 1 Copy 1"/>Spring <text:span text:style-name="T1">Boot </text:span><text:span text:style-name="T22">Get</text:span> <text:span text:style-name="T24">Data</text:span><text:bookmark-end text:name="__RefHeading___Toc298_3080500654 Copy 1 Copy 1"/></text:h>
      <text:p text:style-name="P62">Same Process, We will go from the controller to serviceInterface to serviceImplementation where the repository will be called </text:p>
      <text:p text:style-name="P65"><text:soft-page-break/>Controller </text:p>
      <text:p text:style-name="P49">@GetMapping("/getDepartments")</text:p>
      <text:p text:style-name="P53">public List&lt;Department&gt; fetchDepartments(){</text:p>
      <text:p text:style-name="P58"><text:s text:c="4"/><text:span text:style-name="T2">return departmentService.fetchDepartments();</text:span></text:p>
      <text:p text:style-name="P54">}</text:p>
      <text:p text:style-name="P63">Service Interface will be auto created as </text:p>
      <text:p text:style-name="P60"><text:span text:style-name="T2">public List&lt;Department&gt; fetchDepartments();</text:span></text:p>
      <text:p text:style-name="P62"/>
      <text:p text:style-name="P63">Service Implementation with data repository</text:p>
      <text:p text:style-name="P50">@Override</text:p>
      <text:p text:style-name="P53">public List&lt;Department&gt; fetchDepartments() {</text:p>
      <text:p text:style-name="P58"><text:s text:c="4"/><text:span text:style-name="T2">return departmentRepository.findAll();</text:span></text:p>
      <text:p text:style-name="P54">}</text:p>
      <text:h text:style-name="P47" text:outline-level="2"><text:bookmark-start text:name="__RefHeading___Toc298_3080500654 Copy 1 Copy 1 Copy 1"/>Spring <text:span text:style-name="T1">Boot </text:span><text:span text:style-name="T22">Get</text:span> <text:span text:style-name="T24">Specific</text:span> <text:span text:style-name="T24">Data</text:span><text:bookmark-end text:name="__RefHeading___Toc298_3080500654 Copy 1 Copy 1 Copy 1"/></text:h>
      <text:p text:style-name="P62">From the Entity Model we defined the departmentId as the primaryKey, so it means that any findById will match with the departmentId. </text:p>
      <text:p text:style-name="P62">Let start the process</text:p>
      <text:p text:style-name="P63"/>
      <text:p text:style-name="P63">Controller </text:p>
      <text:p text:style-name="P51">@GetMapping("/getSpecificDepartment/{Id}")</text:p>
      <text:p text:style-name="P53">public Department fetchOneDepartment(@PathVariable("Id") long Id){</text:p>
      <text:p text:style-name="P58"><text:s text:c="4"/><text:span text:style-name="T2">return departmentService.fetchOneDepartments(Id);</text:span></text:p>
      <text:p text:style-name="P54">}</text:p>
      <text:p text:style-name="P63">Service Interface </text:p>
      <text:p text:style-name="P52">public Department fetchOneDepartments(long id);</text:p>
      <text:p text:style-name="P67"/>
      <text:p text:style-name="P63">Service Implementation</text:p>
      <text:p text:style-name="P51">@Override</text:p>
      <text:p text:style-name="P53">public Department fetchOneDepartments(long id) {</text:p>
      <text:p text:style-name="P58"><text:s text:c="4"/><text:span text:style-name="T2">return departmentRepository.findById(id).get();</text:span></text:p>
      <text:p text:style-name="P54">}</text:p>
      <text:h text:style-name="P47" text:outline-level="2"><text:bookmark-start text:name="__RefHeading___Toc298_3080500654 Copy 1 Copy 1 Copy 1 Copy 1"/>Spring <text:span text:style-name="T1">Boot </text:span><text:span text:style-name="T24">Delete</text:span> Specific <text:span text:style-name="T24">Data</text:span><text:bookmark-end text:name="__RefHeading___Toc298_3080500654 Copy 1 Copy 1 Copy 1 Copy 1"/></text:h>
      <text:p text:style-name="P63">Controller </text:p>
      <text:p text:style-name="P51">@DeleteMapping("/departments/{Id}")</text:p>
      <text:p text:style-name="P53"><text:soft-page-break/>public String deleteOneDepartment(@PathVariable("Id") long Id){</text:p>
      <text:p text:style-name="P58"><text:s text:c="4"/><text:span text:style-name="T2">departmentService.deleteOneDepartments(Id);</text:span></text:p>
      <text:p text:style-name="P58"><text:s text:c="4"/><text:span text:style-name="T2">return "Department deleted successfully";</text:span></text:p>
      <text:p text:style-name="P54">}</text:p>
      <text:p text:style-name="P63">Service Interface </text:p>
      <text:p text:style-name="P52">public void deleteOneDepartments(long id);</text:p>
      <text:p text:style-name="P67"/>
      <text:p text:style-name="P63">Service Implementation</text:p>
      <text:p text:style-name="P50">@Override</text:p>
      <text:p text:style-name="P53">public void deleteOneDepartments(long id) {</text:p>
      <text:p text:style-name="P58"><text:s text:c="4"/><text:span text:style-name="T2">departmentRepository.deleteById(id);</text:span></text:p>
      <text:p text:style-name="P59"><text:span text:style-name="T2">}</text:span></text:p>
      <text:h text:style-name="P47" text:outline-level="2"><text:bookmark-start text:name="__RefHeading___Toc298_3080500654 Copy 1 Copy 1 Copy 1 Copy 1 Copy 1"/>Spring <text:span text:style-name="T1">Boot </text:span><text:span text:style-name="T24">Update</text:span> Specific <text:span text:style-name="T24">Data</text:span><text:bookmark-end text:name="__RefHeading___Toc298_3080500654 Copy 1 Copy 1 Copy 1 Copy 1 Copy 1"/></text:h>
      <text:p text:style-name="P62">For Put, Instead of manually Updating it one by one, there is a shortcut </text:p>
      <text:p text:style-name="P63">Controller </text:p>
      <text:p text:style-name="P51">@PutMapping("/departments/{Id}")</text:p>
      <text:p text:style-name="P53">public Department updateDepartment(@PathVariable("Id") long Id, @ModelAttribute Department department){</text:p>
      <text:p text:style-name="P58"><text:s text:c="4"/><text:span text:style-name="T2">return departmentService.updateDepartment(Id, department);</text:span></text:p>
      <text:p text:style-name="P54">}</text:p>
      <text:p text:style-name="P63">Service Interface </text:p>
      <text:p text:style-name="P52">public Department updateDepartment(long id, Department department);</text:p>
      <text:p text:style-name="P63"/>
      <text:p text:style-name="P63">Service Implementation</text:p>
      <text:p text:style-name="P51">@Override</text:p>
      <text:p text:style-name="P53">public Department updateDepartment(long id, Department department) {</text:p>
      <text:p text:style-name="P58"><text:s text:c="4"/><text:span text:style-name="T2">Department db = departmentRepository.findById(id).orElseThrow(() -&gt; new RuntimeException("Department not found"));</text:span></text:p>
      <text:p text:style-name="P58"><text:s text:c="4"/><text:span text:style-name="T2">// Get all the fields of the Department class</text:span></text:p>
      <text:p text:style-name="P58"><text:s text:c="4"/><text:span text:style-name="T2">Field[] fields = Department.class.getDeclaredFields();</text:span></text:p>
      <text:p text:style-name="P58"><text:s text:c="4"/><text:span text:style-name="T2">for (Field field : fields) {</text:span></text:p>
      <text:p text:style-name="P58"><text:s text:c="8"/><text:span text:style-name="T2">field.setAccessible(true);</text:span></text:p>
      <text:p text:style-name="P58"><text:s text:c="8"/><text:span text:style-name="T2">try {</text:span></text:p>
      <text:p text:style-name="P58"><text:soft-page-break/><text:s text:c="12"/><text:span text:style-name="T2">// Get the value of the current field from the input department</text:span></text:p>
      <text:p text:style-name="P58"><text:s text:c="12"/><text:span text:style-name="T2">Object value = field.get(department);</text:span></text:p>
      <text:p text:style-name="P58"><text:s text:c="12"/><text:span text:style-name="T2">// Check if the value is not null and not an empty string</text:span></text:p>
      <text:p text:style-name="P58"><text:s text:c="12"/><text:span text:style-name="T2">if (Objects.nonNull(value) &amp;&amp; !"".equals(value.toString().trim())) {</text:span></text:p>
      <text:p text:style-name="P58"><text:s text:c="16"/><text:span text:style-name="T2">// Set the value of the current field in the db department</text:span></text:p>
      <text:p text:style-name="P58"><text:s text:c="16"/><text:span text:style-name="T2">field.set(db, value);</text:span></text:p>
      <text:p text:style-name="P58"><text:s text:c="12"/><text:span text:style-name="T2">}</text:span></text:p>
      <text:p text:style-name="P58"><text:s text:c="8"/><text:span text:style-name="T2">} catch (IllegalAccessException e) {</text:span></text:p>
      <text:p text:style-name="P58"><text:s text:c="12"/><text:span text:style-name="T2">e.printStackTrace(); // Handle exception as appropriate</text:span></text:p>
      <text:p text:style-name="P58"><text:s text:c="8"/><text:span text:style-name="T2">}</text:span></text:p>
      <text:p text:style-name="P58"><text:s text:c="4"/><text:span text:style-name="T2">}</text:span></text:p>
      <text:p text:style-name="P58"><text:s text:c="4"/><text:span text:style-name="T2">return departmentRepository.save(db);</text:span></text:p>
      <text:p text:style-name="P54">}</text:p>
      <text:h text:style-name="P43" text:outline-level="1" text:is-list-header="true">Generic Api's</text:h>
      <text:p text:style-name="P64">To Get the specific name of the department, the data repository does the trick </text:p>
      <text:p text:style-name="P64">Let start with the <text:span text:style-name="T12">controller </text:span></text:p>
      <text:p text:style-name="P56">@GetMapping("/departmentsName/{Name}")</text:p>
      <text:p text:style-name="P53">public Department fetchDepartmentByName(@PathVariable("Name") String Name){</text:p>
      <text:p text:style-name="P58"><text:s text:c="4"/><text:span text:style-name="T2">return departmentService.fetchDepartmentByName(Name);</text:span></text:p>
      <text:p text:style-name="P54">}</text:p>
      <text:p text:style-name="P63">Service Interface </text:p>
      <text:p text:style-name="P52">public Department fetchDepartmentByName(String name);</text:p>
      <text:p text:style-name="P67"/>
      <text:p text:style-name="P63">Service Implementation</text:p>
      <text:p text:style-name="P51">@Override</text:p>
      <text:p text:style-name="P53">public Department fetchDepartmentByName(String name) {</text:p>
      <text:p text:style-name="P58"><text:s text:c="4"/><text:span text:style-name="T2">return departmentRepository.findByDepartmentName(name);</text:span></text:p>
      <text:p text:style-name="P54">}</text:p>
      <text:p text:style-name="P66">Repository</text:p>
      <text:p text:style-name="P69"><text:span text:style-name="T18">The field name is </text:span><text:span text:style-name="T4">departmentName</text:span><text:span text:style-name="T18"> so in the datarepository, type findBy+the fieldName in camel case. That all</text:span></text:p>
      <text:p text:style-name="P55"><text:span text:style-name="T17">public Department findByDepartmentName(String departmentName);</text:span></text:p>
      <text:p text:style-name="P57"><text:soft-page-break/><text:span text:style-name="T17">w</text:span><text:span text:style-name="T16">e can even execute sql queries directly </text:span></text:p>
      <text:p text:style-name="P57">@Query(value = "SELECT * FROM DEPARTMENT WHERE DEPARTMENT_NAME ILIKE :departmentName", nativeQuery = true)</text:p>
      <text:p text:style-name="P54">public Department findByDepartmentNameIgnoreCaseKofi(@Param("departmentName") String departmentName);</text:p>
      <text:p text:style-name="P57"/>
      <text:h text:style-name="Heading_20_1" text:outline-level="1">External Links</text:h>
      <text:p text:style-name="P68"><text:span text:style-name="T19">For More Information Visit the Following url </text:span></text:p>
      <text:h text:style-name="Heading_20_3" text:outline-level="3"><text:span text:style-name="T20">Docs:</text:span><text:span text:style-name="T19"> </text:span><text:a xlink:type="simple" xlink:href="https://docs.spring.io/spring-data/jpa/reference/#jpa.query-methods" text:style-name="Internet_20_link" text:visited-style-name="Visited_20_Internet_20_Link">https://docs.spring.io/spring-data/jpa/reference/#jpa.query-methods</text:a></text:h>
      <text:h text:style-name="Heading_20_3" text:outline-level="3"><text:span text:style-name="T20">Spring Data JPA</text:span><text:span text:style-name="T19">: </text:span><text:a xlink:type="simple" xlink:href="https://www.youtube.com/watch?v=XszpXoII9Sg&amp;t=0s" text:style-name="Internet_20_link" text:visited-style-name="Visited_20_Internet_20_Link">https://www.youtube.com/watch?v=XszpXoII9Sg&amp;t=0s</text:a></text:h>
      <text:h text:style-name="Heading_20_3" text:outline-level="3"><text:span text:style-name="T20">Spring </text:span><text:span text:style-name="T21">Security</text:span><text:span text:style-name="T19">:</text:span><text:a xlink:type="simple" xlink:href="https://www.youtube.com/watch?v=tWcqSIQr6Ks&amp;list=PLhfxuQVMs-nzbKxB2Zb7F9kjXntJhcP5k&amp;index=7" text:style-name="Internet_20_link" text:visited-style-name="Visited_20_Internet_20_Link">https://www.youtube.com/watch?v=tWcqSIQr6Ks&amp;list=PLhfxuQVMs-nzbKxB2Zb7F9kjXntJhcP5k&amp;index=7</text:a><text:span text:style-name="T19"> </text:span></text:h>
      <text:h text:style-name="Heading_20_3" text:outline-level="3" text:is-list-header="true"><text:span text:style-name="T20">Microservices</text:span><text:span text:style-name="T19">: </text:span><text:a xlink:type="simple" xlink:href="https://www.youtube.com/watch?v=BnknNTN8icw&amp;t=0s" text:style-name="Internet_20_link" text:visited-style-name="Visited_20_Internet_20_Link">https://www.youtube.com/watch?v=BnknNTN8icw&amp;t=0s</text:a></text:h>
      <text:h text:style-name="Heading_20_1" text:outline-level="1">Validation</text:h>
      <text:p text:style-name="P68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08:16:22.682734653</meta:creation-date>
    <dc:date>2024-08-22T23:56:58.627836958</dc:date>
    <meta:editing-duration>PT9H21M5S</meta:editing-duration>
    <meta:editing-cycles>7</meta:editing-cycles>
    <meta:generator>LibreOffice/7.5.3.2$MacOSX_X86_64 LibreOffice_project/9f56dff12ba03b9acd7730a5a481eea045e468f3</meta:generator>
    <meta:document-statistic meta:table-count="0" meta:image-count="0" meta:object-count="0" meta:page-count="14" meta:paragraph-count="423" meta:word-count="1615" meta:character-count="16109" meta:non-whitespace-character-count="13852"/>
  </office:meta>
</office:document-meta>
</file>